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paragraph-properties style:text-autospace="none"/>
    </style:style>
    <style:style style:name="T4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5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6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7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8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9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10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11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12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13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14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15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16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17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18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19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20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P21" style:parent-style-name="Standard" style:family="paragraph">
      <style:paragraph-properties style:text-autospace="none"/>
    </style:style>
    <style:style style:name="T22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23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24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25" style:parent-style-name="DefaultParagraphFont" style:family="text">
      <style:text-properties style:font-name="Consolas" style:font-name-asian="Consolas" style:font-name-complex="Consolas" fo:color="#FF00FF" fo:font-size="9pt" style:font-size-asian="9pt" style:font-size-complex="9pt"/>
    </style:style>
    <style:style style:name="T26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P27" style:parent-style-name="Standard" style:family="paragraph">
      <style:paragraph-properties style:text-autospace="none"/>
    </style:style>
    <style:style style:name="T28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29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30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31" style:parent-style-name="DefaultParagraphFont" style:family="text">
      <style:text-properties style:font-name="Consolas" style:font-name-asian="Consolas" style:font-name-complex="Consolas" fo:color="#FF00FF" fo:font-size="9pt" style:font-size-asian="9pt" style:font-size-complex="9pt"/>
    </style:style>
    <style:style style:name="T32" style:parent-style-name="DefaultParagraphFont" style:family="text">
      <style:text-properties style:font-name="Consolas" style:font-name-asian="Consolas" style:font-name-complex="Consolas" fo:color="#FF00FF" fo:font-size="9pt" style:font-size-asian="9pt" style:font-size-complex="9pt"/>
    </style:style>
    <style:style style:name="T33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P34" style:parent-style-name="Standard" style:family="paragraph">
      <style:paragraph-properties style:text-autospace="none"/>
    </style:style>
    <style:style style:name="T35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36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37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38" style:parent-style-name="DefaultParagraphFont" style:family="text">
      <style:text-properties style:font-name="Consolas" style:font-name-asian="Consolas" style:font-name-complex="Consolas" fo:color="#FF00FF" fo:font-size="9pt" style:font-size-asian="9pt" style:font-size-complex="9pt"/>
    </style:style>
    <style:style style:name="T39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P40" style:parent-style-name="Standard" style:family="paragraph">
      <style:paragraph-properties style:text-autospace="none"/>
    </style:style>
    <style:style style:name="T41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42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43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44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45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46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47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48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49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50" style:parent-style-name="DefaultParagraphFont" style:family="text">
      <style:text-properties style:font-name="Consolas" style:font-name-asian="Consolas" style:font-name-complex="Consolas" fo:color="#FF0000" fo:font-size="9pt" style:font-size-asian="9pt" style:font-size-complex="9pt"/>
    </style:style>
    <style:style style:name="T51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P52" style:parent-style-name="Standard" style:family="paragraph">
      <style:paragraph-properties style:text-autospace="none"/>
    </style:style>
    <style:style style:name="T53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54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P55" style:parent-style-name="Standard" style:family="paragraph">
      <style:paragraph-properties style:text-autospace="none"/>
    </style:style>
    <style:style style:name="T56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57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58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59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60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61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62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63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64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65" style:parent-style-name="DefaultParagraphFont" style:family="text">
      <style:text-properties style:font-name="Consolas" style:font-name-asian="Consolas" style:font-name-complex="Consolas" fo:color="#FF0000" fo:font-size="9pt" style:font-size-asian="9pt" style:font-size-complex="9pt"/>
    </style:style>
    <style:style style:name="T66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P67" style:parent-style-name="Standard" style:family="paragraph">
      <style:paragraph-properties style:text-autospace="none"/>
    </style:style>
    <style:style style:name="T68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69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P70" style:parent-style-name="Standard" style:family="paragraph">
      <style:paragraph-properties style:text-autospace="none"/>
    </style:style>
    <style:style style:name="T71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72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73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74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75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76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77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78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79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80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81" style:parent-style-name="DefaultParagraphFont" style:family="text">
      <style:text-properties style:font-name="Consolas" style:font-name-asian="Consolas" style:font-name-complex="Consolas" fo:color="#FF0000" fo:font-size="9pt" style:font-size-asian="9pt" style:font-size-complex="9pt"/>
    </style:style>
    <style:style style:name="T82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83" style:parent-style-name="DefaultParagraphFont" style:family="text">
      <style:text-properties style:font-name="Consolas" style:font-name-asian="Consolas" style:font-name-complex="Consolas" fo:color="#FF0000" fo:font-size="9pt" style:font-size-asian="9pt" style:font-size-complex="9pt"/>
    </style:style>
    <style:style style:name="T84" style:parent-style-name="DefaultParagraphFont" style:family="text">
      <style:text-properties style:font-name="Consolas" style:font-name-asian="Consolas" style:font-name-complex="Consolas" fo:color="#FF0000" fo:font-size="9pt" style:font-size-asian="9pt" style:font-size-complex="9pt"/>
    </style:style>
    <style:style style:name="T85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86" style:parent-style-name="DefaultParagraphFont" style:family="text">
      <style:text-properties style:font-name="Consolas" style:font-name-asian="Consolas" style:font-name-complex="Consolas" fo:color="#FF0000" fo:font-size="9pt" style:font-size-asian="9pt" style:font-size-complex="9pt"/>
    </style:style>
    <style:style style:name="T87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88" style:parent-style-name="DefaultParagraphFont" style:family="text">
      <style:text-properties style:font-name="Consolas" style:font-name-asian="Consolas" style:font-name-complex="Consolas" fo:color="#FF0000" fo:font-size="9pt" style:font-size-asian="9pt" style:font-size-complex="9pt"/>
    </style:style>
    <style:style style:name="T89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P90" style:parent-style-name="Standard" style:family="paragraph">
      <style:paragraph-properties style:text-autospace="none"/>
    </style:style>
    <style:style style:name="T91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92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93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94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95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96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97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98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99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100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101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102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103" style:parent-style-name="DefaultParagraphFont" style:family="text">
      <style:text-properties style:font-name="Consolas" style:font-name-asian="Consolas" style:font-name-complex="Consolas" fo:color="#FF0000" fo:font-size="9pt" style:font-size-asian="9pt" style:font-size-complex="9pt"/>
    </style:style>
    <style:style style:name="T104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105" style:parent-style-name="DefaultParagraphFont" style:family="text">
      <style:text-properties style:font-name="Consolas" style:font-name-asian="Consolas" style:font-name-complex="Consolas" fo:color="#FF0000" fo:font-size="9pt" style:font-size-asian="9pt" style:font-size-complex="9pt"/>
    </style:style>
    <style:style style:name="T106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P107" style:parent-style-name="Standard" style:family="paragraph">
      <style:paragraph-properties style:text-autospace="none"/>
    </style:style>
    <style:style style:name="T108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109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110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111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112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113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114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115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116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117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118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119" style:parent-style-name="DefaultParagraphFont" style:family="text">
      <style:text-properties style:font-name="Consolas" style:font-name-asian="Consolas" style:font-name-complex="Consolas" fo:font-size="9pt" style:font-size-asian="9pt" style:font-size-complex="9pt"/>
    </style:style>
    <style:style style:name="T120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121" style:parent-style-name="DefaultParagraphFont" style:family="text">
      <style:text-properties style:font-name="Consolas" style:font-name-asian="Consolas" style:font-name-complex="Consolas" fo:color="#FF0000" fo:font-size="9pt" style:font-size-asian="9pt" style:font-size-complex="9pt"/>
    </style:style>
    <style:style style:name="T122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T123" style:parent-style-name="DefaultParagraphFont" style:family="text">
      <style:text-properties style:font-name="Consolas" style:font-name-asian="Consolas" style:font-name-complex="Consolas" fo:color="#FF0000" fo:font-size="9pt" style:font-size-asian="9pt" style:font-size-complex="9pt"/>
    </style:style>
    <style:style style:name="T124" style:parent-style-name="DefaultParagraphFont" style:family="text">
      <style:text-properties style:font-name="Consolas" style:font-name-asian="Consolas" style:font-name-complex="Consolas" fo:color="#808080" fo:font-size="9pt" style:font-size-asian="9pt" style:font-size-complex="9pt"/>
    </style:style>
    <style:style style:name="P125" style:parent-style-name="Standard" style:family="paragraph">
      <style:paragraph-properties style:text-autospace="none"/>
      <style:text-properties fo:font-size="9pt" style:font-size-asian="9pt" style:font-size-complex="9pt"/>
    </style:style>
    <style:style style:name="P126" style:parent-style-name="Standard" style:family="paragraph">
      <style:paragraph-properties style:text-autospace="none"/>
    </style:style>
    <style:style style:name="P127" style:parent-style-name="Standard" style:family="paragraph">
      <style:paragraph-properties style:text-autospace="none"/>
    </style:style>
    <style:style style:name="T128" style:parent-style-name="DefaultParagraphFont" style:family="text">
      <style:text-properties style:font-name-asian="Consolas" style:font-name-complex="Consolas" fo:color="#000000"/>
    </style:style>
    <style:style style:name="P129" style:parent-style-name="Standard" style:family="paragraph">
      <style:paragraph-properties style:text-autospace="none"/>
      <style:text-properties fo:color="#000000"/>
    </style:style>
    <style:style style:name="P130" style:parent-style-name="Standard" style:family="paragraph">
      <style:paragraph-properties style:text-autospace="none"/>
    </style:style>
    <style:style style:name="T131" style:parent-style-name="DefaultParagraphFont" style:family="text">
      <style:text-properties style:font-name-asian="Consolas" style:font-name-complex="Consolas" fo:font-weight="bold" style:font-weight-asian="bold" style:font-weight-complex="bold" fo:color="#000000"/>
    </style:style>
    <style:style style:name="T132" style:parent-style-name="DefaultParagraphFont" style:family="text">
      <style:text-properties style:font-name-asian="Consolas" style:font-name-complex="Consolas" fo:color="#000000"/>
    </style:style>
    <style:style style:name="T133" style:parent-style-name="DefaultParagraphFont" style:family="text">
      <style:text-properties style:font-name-asian="Consolas" style:font-name-complex="Consolas" fo:color="#000000"/>
    </style:style>
    <style:style style:name="T134" style:parent-style-name="DefaultParagraphFont" style:family="text">
      <style:text-properties style:font-name-asian="Consolas" style:font-name-complex="Consolas" fo:color="#000000"/>
    </style:style>
    <style:style style:name="T135" style:parent-style-name="DefaultParagraphFont" style:family="text">
      <style:text-properties style:font-name-asian="Consolas" style:font-name-complex="Consolas" fo:color="#000000"/>
    </style:style>
    <style:style style:name="T136" style:parent-style-name="DefaultParagraphFont" style:family="text">
      <style:text-properties style:font-name-asian="Consolas" style:font-name-complex="Consolas" fo:color="#000000"/>
    </style:style>
    <style:style style:name="T137" style:parent-style-name="DefaultParagraphFont" style:family="text">
      <style:text-properties style:font-name-asian="Consolas" style:font-name-complex="Consolas" fo:color="#000000"/>
    </style:style>
    <style:style style:name="P138" style:parent-style-name="Standard" style:family="paragraph">
      <style:paragraph-properties style:text-autospace="none"/>
      <style:text-properties fo:color="#000000"/>
    </style:style>
    <style:style style:name="P139" style:parent-style-name="Standard" style:family="paragraph">
      <style:paragraph-properties style:text-autospace="none"/>
    </style:style>
    <style:style style:name="T140" style:parent-style-name="DefaultParagraphFont" style:family="text">
      <style:text-properties style:font-name-asian="Consolas" style:font-name-complex="Consolas" fo:color="#000000"/>
    </style:style>
    <style:style style:name="T141" style:parent-style-name="DefaultParagraphFont" style:family="text">
      <style:text-properties style:font-name="Consolas" style:font-name-asian="Consolas" style:font-name-complex="Consolas" fo:color="#000000"/>
    </style:style>
    <style:style style:name="T142" style:parent-style-name="DefaultParagraphFont" style:family="text">
      <style:text-properties style:font-name="Consolas" style:font-name-asian="Consolas" style:font-name-complex="Consolas" fo:color="#000000"/>
    </style:style>
    <style:style style:name="P143" style:parent-style-name="Standard" style:family="paragraph">
      <style:paragraph-properties style:text-autospace="none"/>
    </style:style>
    <style:style style:name="T144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145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146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147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148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149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150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151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152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153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154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155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156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157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158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159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P160" style:parent-style-name="Standard" style:family="paragraph">
      <style:paragraph-properties style:text-autospace="none"/>
    </style:style>
    <style:style style:name="T161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162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163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164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165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166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167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168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169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170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171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T172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P173" style:parent-style-name="Standard" style:family="paragraph">
      <style:paragraph-properties style:text-autospace="none"/>
    </style:style>
    <style:style style:name="T174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175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176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177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178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179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180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181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182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183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184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185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186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187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T188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P189" style:parent-style-name="Standard" style:family="paragraph">
      <style:paragraph-properties style:text-autospace="none"/>
    </style:style>
    <style:style style:name="T190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191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192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193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194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195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196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197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198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199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T200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P201" style:parent-style-name="Standard" style:family="paragraph">
      <style:paragraph-properties style:text-autospace="none"/>
    </style:style>
    <style:style style:name="T202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203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204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205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206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207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208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209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210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211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212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213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214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215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216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217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218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219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220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T221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P222" style:parent-style-name="Standard" style:family="paragraph">
      <style:paragraph-properties style:text-autospace="none"/>
    </style:style>
    <style:style style:name="T223" style:parent-style-name="DefaultParagraphFont" style:family="text">
      <style:text-properties style:font-name="Consolas" style:font-name-asian="Consolas" style:font-name-complex="Consolas" fo:color="#FF00FF" fo:font-size="9.5pt" style:font-size-asian="9.5pt" style:font-size-complex="9.5pt"/>
    </style:style>
    <style:style style:name="T224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225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226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227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228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T229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230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231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232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233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234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235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236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237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P238" style:parent-style-name="Standard" style:family="paragraph">
      <style:paragraph-properties style:text-autospace="none"/>
    </style:style>
    <style:style style:name="P239" style:parent-style-name="Standard" style:family="paragraph">
      <style:paragraph-properties style:text-autospace="none"/>
    </style:style>
    <style:style style:name="P240" style:parent-style-name="Standard" style:family="paragraph">
      <style:paragraph-properties style:text-autospace="none"/>
    </style:style>
    <style:style style:name="P241" style:parent-style-name="Standard" style:family="paragraph">
      <style:paragraph-properties style:text-autospace="none"/>
    </style:style>
    <style:style style:name="P242" style:parent-style-name="Standard" style:family="paragraph">
      <style:paragraph-properties style:text-autospace="none"/>
    </style:style>
    <style:style style:name="P243" style:parent-style-name="Standard" style:family="paragraph">
      <style:paragraph-properties style:text-autospace="none"/>
    </style:style>
    <style:style style:name="T244" style:parent-style-name="DefaultParagraphFont" style:family="text">
      <style:text-properties style:font-name-asian="Consolas" style:font-name-complex="Consolas" fo:font-weight="bold" style:font-weight-asian="bold" style:font-weight-complex="bold"/>
    </style:style>
    <style:style style:name="T245" style:parent-style-name="DefaultParagraphFont" style:family="text">
      <style:text-properties style:font-name-asian="Consolas" style:font-name-complex="Consolas" fo:font-weight="bold" style:font-weight-asian="bold" style:font-weight-complex="bold"/>
    </style:style>
    <style:style style:name="P246" style:parent-style-name="Standard" style:family="paragraph">
      <style:paragraph-properties style:text-autospace="none"/>
    </style:style>
    <style:style style:name="P247" style:parent-style-name="Standard" style:family="paragraph">
      <style:paragraph-properties style:text-autospace="none"/>
    </style:style>
    <style:style style:name="T248" style:parent-style-name="DefaultParagraphFont" style:family="text">
      <style:text-properties style:font-name-asian="Consolas" style:font-name-complex="Consolas"/>
    </style:style>
    <style:style style:name="P249" style:parent-style-name="Standard" style:family="paragraph">
      <style:paragraph-properties style:text-autospace="none"/>
    </style:style>
    <style:style style:name="P250" style:parent-style-name="Standard" style:family="paragraph">
      <style:paragraph-properties style:text-autospace="none"/>
    </style:style>
    <style:style style:name="T251" style:parent-style-name="DefaultParagraphFont" style:family="text">
      <style:text-properties style:font-name-asian="Consolas" style:font-name-complex="Consolas"/>
    </style:style>
    <style:style style:name="T252" style:parent-style-name="DefaultParagraphFont" style:family="text">
      <style:text-properties style:font-name-asian="Consolas" style:font-name-complex="Consolas"/>
    </style:style>
    <style:style style:name="T253" style:parent-style-name="DefaultParagraphFont" style:family="text">
      <style:text-properties style:font-name-asian="Consolas" style:font-name-complex="Consolas"/>
    </style:style>
    <style:style style:name="T254" style:parent-style-name="DefaultParagraphFont" style:family="text">
      <style:text-properties style:font-name-asian="Consolas" style:font-name-complex="Consolas"/>
    </style:style>
    <style:style style:name="T255" style:parent-style-name="DefaultParagraphFont" style:family="text">
      <style:text-properties style:font-name-asian="Consolas" style:font-name-complex="Consolas"/>
    </style:style>
    <style:style style:name="T256" style:parent-style-name="DefaultParagraphFont" style:family="text">
      <style:text-properties style:font-name-asian="Consolas" style:font-name-complex="Consolas"/>
    </style:style>
    <style:style style:name="T257" style:parent-style-name="DefaultParagraphFont" style:family="text">
      <style:text-properties style:font-name-asian="Consolas" style:font-name-complex="Consolas"/>
    </style:style>
    <style:style style:name="T258" style:parent-style-name="DefaultParagraphFont" style:family="text">
      <style:text-properties style:font-name-asian="Consolas" style:font-name-complex="Consolas"/>
    </style:style>
    <style:style style:name="T259" style:parent-style-name="DefaultParagraphFont" style:family="text">
      <style:text-properties style:font-name-asian="Consolas" style:font-name-complex="Consolas"/>
    </style:style>
    <style:style style:name="T260" style:parent-style-name="DefaultParagraphFont" style:family="text">
      <style:text-properties style:font-name-asian="Consolas" style:font-name-complex="Consolas"/>
    </style:style>
    <style:style style:name="T261" style:parent-style-name="DefaultParagraphFont" style:family="text">
      <style:text-properties style:font-name-asian="Consolas" style:font-name-complex="Consolas"/>
    </style:style>
    <style:style style:name="T262" style:parent-style-name="DefaultParagraphFont" style:family="text">
      <style:text-properties style:font-name-asian="Consolas" style:font-name-complex="Consolas"/>
    </style:style>
    <style:style style:name="T263" style:parent-style-name="DefaultParagraphFont" style:family="text">
      <style:text-properties style:font-name-asian="Consolas" style:font-name-complex="Consolas"/>
    </style:style>
    <style:style style:name="T264" style:parent-style-name="DefaultParagraphFont" style:family="text">
      <style:text-properties style:font-name-asian="Consolas" style:font-name-complex="Consolas"/>
    </style:style>
    <style:style style:name="P265" style:parent-style-name="Standard" style:family="paragraph">
      <style:paragraph-properties style:text-autospace="none"/>
    </style:style>
    <style:style style:name="P266" style:parent-style-name="Standard" style:family="paragraph">
      <style:paragraph-properties style:text-autospace="none"/>
    </style:style>
    <style:style style:name="T267" style:parent-style-name="DefaultParagraphFont" style:family="text">
      <style:text-properties style:language-asian="en" style:country-asian="US" style:language-complex="ar" style:country-complex="SA"/>
    </style:style>
    <style:style style:name="P268" style:parent-style-name="Standard" style:family="paragraph">
      <style:paragraph-properties style:text-autospace="none"/>
    </style:style>
    <style:style style:name="T269" style:parent-style-name="DefaultParagraphFont" style:family="text">
      <style:text-properties style:font-name-asian="Consolas" style:font-name-complex="Consolas"/>
    </style:style>
    <style:style style:name="P270" style:parent-style-name="Standard" style:family="paragraph">
      <style:paragraph-properties style:text-autospace="none"/>
    </style:style>
    <style:style style:name="P271" style:parent-style-name="Standard" style:family="paragraph">
      <style:paragraph-properties style:text-autospace="none"/>
    </style:style>
    <style:style style:name="P272" style:parent-style-name="Standard" style:list-style-name="LFO1" style:family="paragraph">
      <style:paragraph-properties style:text-autospace="none"/>
    </style:style>
    <style:style style:name="T273" style:parent-style-name="DefaultParagraphFont" style:family="text">
      <style:text-properties style:font-name-asian="Consolas" style:font-name-complex="Consolas" fo:font-weight="bold" style:font-weight-asian="bold" fo:font-style="italic" style:font-style-asian="italic"/>
    </style:style>
    <style:style style:name="T274" style:parent-style-name="DefaultParagraphFont" style:family="text">
      <style:text-properties style:font-name-asian="Consolas" style:font-name-complex="Consolas" fo:font-weight="bold" style:font-weight-asian="bold" fo:font-style="italic" style:font-style-asian="italic"/>
    </style:style>
    <style:style style:name="P275" style:parent-style-name="Standard" style:family="paragraph">
      <style:paragraph-properties style:text-autospace="none"/>
    </style:style>
    <style:style style:name="P276" style:parent-style-name="Standard" style:family="paragraph">
      <style:paragraph-properties style:text-autospace="none"/>
    </style:style>
    <style:style style:name="P277" style:parent-style-name="Standard" style:family="paragraph">
      <style:paragraph-properties style:text-autospace="none"/>
    </style:style>
    <style:style style:name="P278" style:parent-style-name="Standard" style:family="paragraph">
      <style:paragraph-properties style:text-autospace="none"/>
    </style:style>
    <style:style style:name="T279" style:parent-style-name="DefaultParagraphFont" style:family="text">
      <style:text-properties style:font-name-asian="Consolas" style:font-name-complex="Consolas" fo:font-weight="bold" style:font-weight-asian="bold" style:font-weight-complex="bold"/>
    </style:style>
    <style:style style:name="P280" style:parent-style-name="Standard" style:family="paragraph">
      <style:paragraph-properties style:text-autospace="none"/>
    </style:style>
    <style:style style:name="P281" style:parent-style-name="Standard" style:family="paragraph">
      <style:paragraph-properties style:text-autospace="none"/>
    </style:style>
    <style:style style:name="T282" style:parent-style-name="DefaultParagraphFont" style:family="text">
      <style:text-properties style:font-name-asian="Consolas" style:font-name-complex="Consolas"/>
    </style:style>
    <style:style style:name="P283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284" style:parent-style-name="Standard" style:family="paragraph">
      <style:paragraph-properties style:text-autospace="none"/>
    </style:style>
    <style:style style:name="T285" style:parent-style-name="DefaultParagraphFont" style:family="text">
      <style:text-properties style:font-name="Consolas" style:font-name-asian="Consolas" style:font-name-complex="Consolas" fo:color="#FF00FF" fo:font-size="9.5pt" style:font-size-asian="9.5pt" style:font-size-complex="9.5pt"/>
    </style:style>
    <style:style style:name="T286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287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288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289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290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T291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292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293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294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295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296" style:parent-style-name="Standard" style:family="paragraph">
      <style:paragraph-properties style:text-autospace="none"/>
    </style:style>
    <style:style style:name="P297" style:parent-style-name="Standard" style:family="paragraph">
      <style:paragraph-properties style:text-autospace="none"/>
    </style:style>
    <style:style style:name="T298" style:parent-style-name="DefaultParagraphFont" style:family="text">
      <style:text-properties style:font-name-asian="Consolas" style:font-name-complex="Consolas" fo:font-weight="bold" style:font-weight-asian="bold" style:font-weight-complex="bold" fo:color="#000000"/>
    </style:style>
    <style:style style:name="P299" style:parent-style-name="Standard" style:family="paragraph">
      <style:paragraph-properties style:text-autospace="none"/>
    </style:style>
    <style:style style:name="P300" style:parent-style-name="Standard" style:family="paragraph">
      <style:paragraph-properties style:text-autospace="none"/>
    </style:style>
    <style:style style:name="T301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02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03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304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05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06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07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08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09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310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311" style:parent-style-name="Standard" style:family="paragraph">
      <style:paragraph-properties style:text-autospace="none"/>
    </style:style>
    <style:style style:name="T312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13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14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315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16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17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18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19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20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321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T322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323" style:parent-style-name="Standard" style:family="paragraph">
      <style:paragraph-properties style:text-autospace="none"/>
    </style:style>
    <style:style style:name="T324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25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26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327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28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29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30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31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32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333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T334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35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336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37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338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339" style:parent-style-name="Standard" style:family="paragraph">
      <style:paragraph-properties style:text-autospace="none"/>
    </style:style>
    <style:style style:name="T340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41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42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343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44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45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46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47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48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349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350" style:parent-style-name="Standard" style:family="paragraph">
      <style:paragraph-properties style:text-autospace="none"/>
    </style:style>
    <style:style style:name="P351" style:parent-style-name="Standard" style:family="paragraph">
      <style:paragraph-properties style:text-autospace="none"/>
    </style:style>
    <style:style style:name="T352" style:parent-style-name="DefaultParagraphFont" style:family="text">
      <style:text-properties style:font-name-asian="Consolas" style:font-name-complex="Consolas" fo:font-weight="bold" style:font-weight-asian="bold" style:font-weight-complex="bold"/>
    </style:style>
    <style:style style:name="P353" style:parent-style-name="Standard" style:family="paragraph">
      <style:paragraph-properties style:text-autospace="none"/>
    </style:style>
    <style:style style:name="P354" style:parent-style-name="Standard" style:family="paragraph">
      <style:paragraph-properties style:text-autospace="none"/>
    </style:style>
    <style:style style:name="P355" style:parent-style-name="Standard" style:family="paragraph">
      <style:paragraph-properties style:text-autospace="none"/>
    </style:style>
    <style:style style:name="T356" style:parent-style-name="DefaultParagraphFont" style:family="text">
      <style:text-properties style:font-name-asian="Consolas" style:font-name-complex="Consolas" fo:font-size="10pt" style:font-size-asian="10pt" style:font-size-complex="10pt"/>
    </style:style>
    <style:style style:name="T357" style:parent-style-name="DefaultParagraphFont" style:family="text">
      <style:text-properties style:font-name-asian="Consolas" style:font-name-complex="Consolas" fo:font-size="10pt" style:font-size-asian="10pt" style:font-size-complex="10pt"/>
    </style:style>
    <style:style style:name="T358" style:parent-style-name="DefaultParagraphFont" style:family="text">
      <style:text-properties style:font-name-asian="Consolas" style:font-name-complex="Consolas" fo:font-size="10pt" style:font-size-asian="10pt" style:font-size-complex="10pt"/>
    </style:style>
    <style:style style:name="P359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360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361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362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363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364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365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366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367" style:parent-style-name="Standard" style:family="paragraph">
      <style:paragraph-properties style:text-autospace="none"/>
      <style:text-properties style:font-name="Consolas" style:font-name-asian="Consolas" style:font-name-complex="Consolas" fo:color="#008000" fo:font-size="9.5pt" style:font-size-asian="9.5pt" style:font-size-complex="9.5pt"/>
    </style:style>
    <style:style style:name="P368" style:parent-style-name="Standard" style:family="paragraph">
      <style:paragraph-properties style:text-autospace="none"/>
    </style:style>
    <style:style style:name="T369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70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71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372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73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74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75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76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77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378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379" style:parent-style-name="Standard" style:family="paragraph">
      <style:paragraph-properties style:text-autospace="none"/>
    </style:style>
    <style:style style:name="T380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81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82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383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84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85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86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87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88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389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390" style:parent-style-name="Standard" style:family="paragraph">
      <style:paragraph-properties style:text-autospace="none"/>
    </style:style>
    <style:style style:name="T391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92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93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394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95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96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97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98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99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400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T401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02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403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04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405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406" style:parent-style-name="Standard" style:family="paragraph">
      <style:paragraph-properties style:text-autospace="none"/>
    </style:style>
    <style:style style:name="T407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408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09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410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11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412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13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414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15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416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T417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418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419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420" style:parent-style-name="Standard" style:family="paragraph">
      <style:paragraph-properties style:text-autospace="none"/>
      <style:text-properties style:font-name="Consolas" style:font-name-asian="Consolas" style:font-name-complex="Consolas" fo:color="#008000" fo:font-size="9.5pt" style:font-size-asian="9.5pt" style:font-size-complex="9.5pt"/>
    </style:style>
    <style:style style:name="P421" style:parent-style-name="Standard" style:family="paragraph">
      <style:paragraph-properties style:text-autospace="none"/>
      <style:text-properties style:font-name="Consolas" style:font-name-asian="Consolas" style:font-name-complex="Consolas" fo:font-size="9.5pt" style:font-size-asian="9.5pt" style:font-size-complex="9.5pt"/>
    </style:style>
    <style:style style:name="P422" style:parent-style-name="Standard" style:family="paragraph">
      <style:paragraph-properties style:text-autospace="none"/>
    </style:style>
    <style:style style:name="T423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424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25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426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27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428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29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430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31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432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433" style:parent-style-name="Standard" style:family="paragraph">
      <style:paragraph-properties style:text-autospace="none"/>
    </style:style>
    <style:style style:name="T434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435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36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437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38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439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40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441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42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443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T444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45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446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47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448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449" style:parent-style-name="Standard" style:family="paragraph">
      <style:paragraph-properties style:text-autospace="none"/>
    </style:style>
    <style:style style:name="T450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451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52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453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54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455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56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457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58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459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T460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T461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62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463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64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465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466" style:parent-style-name="Standard" style:family="paragraph">
      <style:paragraph-properties style:text-autospace="none"/>
    </style:style>
    <style:style style:name="T467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468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69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470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71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472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73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474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75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476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T477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78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479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80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481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T482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83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484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85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486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T487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488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489" style:parent-style-name="Standard" style:family="paragraph">
      <style:paragraph-properties style:text-autospace="none"/>
      <style:text-properties fo:font-size="10pt" style:font-size-asian="10pt" style:font-size-complex="10pt"/>
    </style:style>
    <style:style style:name="P490" style:parent-style-name="Standard" style:family="paragraph">
      <style:paragraph-properties style:text-autospace="none"/>
      <style:text-properties style:font-name="Consolas" style:font-name-asian="Consolas" style:font-name-complex="Consolas" fo:color="#008000" fo:font-size="9.5pt" style:font-size-asian="9.5pt" style:font-size-complex="9.5pt"/>
    </style:style>
    <style:style style:name="P491" style:parent-style-name="Standard" style:family="paragraph">
      <style:paragraph-properties style:text-autospace="none"/>
      <style:text-properties style:font-name="Consolas" style:font-name-asian="Consolas" style:font-name-complex="Consolas" fo:font-size="9.5pt" style:font-size-asian="9.5pt" style:font-size-complex="9.5pt"/>
    </style:style>
    <style:style style:name="P492" style:parent-style-name="Standard" style:family="paragraph">
      <style:paragraph-properties style:text-autospace="none"/>
    </style:style>
    <style:style style:name="T493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494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95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496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97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498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99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00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01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502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503" style:parent-style-name="Standard" style:family="paragraph">
      <style:paragraph-properties style:text-autospace="none"/>
    </style:style>
    <style:style style:name="T504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05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06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507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08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09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10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11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12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513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514" style:parent-style-name="Standard" style:family="paragraph">
      <style:paragraph-properties style:text-autospace="none"/>
    </style:style>
    <style:style style:name="T515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16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17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518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19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20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21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22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23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524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T525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T526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27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528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29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530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531" style:parent-style-name="Standard" style:family="paragraph">
      <style:paragraph-properties style:text-autospace="none"/>
    </style:style>
    <style:style style:name="T532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33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34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535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36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37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38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39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40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541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542" style:parent-style-name="Standard" style:family="paragraph">
      <style:paragraph-properties style:text-autospace="none"/>
    </style:style>
    <style:style style:name="P543" style:parent-style-name="Standard" style:family="paragraph">
      <style:paragraph-properties style:text-autospace="none"/>
    </style:style>
    <style:style style:name="P544" style:parent-style-name="Standard" style:family="paragraph">
      <style:paragraph-properties style:text-autospace="none"/>
      <style:text-properties style:font-name="Consolas" style:font-name-asian="Consolas" style:font-name-complex="Consolas" fo:color="#008000" fo:font-size="9.5pt" style:font-size-asian="9.5pt" style:font-size-complex="9.5pt"/>
    </style:style>
    <style:style style:name="P545" style:parent-style-name="Standard" style:family="paragraph">
      <style:paragraph-properties style:text-autospace="none"/>
      <style:text-properties style:font-name="Consolas" style:font-name-asian="Consolas" style:font-name-complex="Consolas" fo:font-size="9.5pt" style:font-size-asian="9.5pt" style:font-size-complex="9.5pt"/>
    </style:style>
    <style:style style:name="P546" style:parent-style-name="Standard" style:family="paragraph">
      <style:paragraph-properties style:text-autospace="none"/>
    </style:style>
    <style:style style:name="T547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48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49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550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51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52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53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54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55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556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557" style:parent-style-name="Standard" style:family="paragraph">
      <style:paragraph-properties style:text-autospace="none"/>
    </style:style>
    <style:style style:name="T558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59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60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561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62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63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64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65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66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567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568" style:parent-style-name="Standard" style:family="paragraph">
      <style:paragraph-properties style:text-autospace="none"/>
    </style:style>
    <style:style style:name="T569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70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71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572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73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74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75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76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77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78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579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T580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81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582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83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584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585" style:parent-style-name="Standard" style:family="paragraph">
      <style:paragraph-properties style:text-autospace="none"/>
    </style:style>
    <style:style style:name="T586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87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88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589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90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91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92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93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594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595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596" style:parent-style-name="Standard" style:family="paragraph">
      <style:paragraph-properties style:text-autospace="none"/>
    </style:style>
    <style:style style:name="P597" style:parent-style-name="Standard" style:family="paragraph">
      <style:paragraph-properties style:text-autospace="none"/>
    </style:style>
    <style:style style:name="P598" style:parent-style-name="Standard" style:family="paragraph">
      <style:paragraph-properties style:text-autospace="none"/>
      <style:text-properties style:font-name="Consolas" style:font-name-asian="Consolas" style:font-name-complex="Consolas" fo:color="#008000" fo:font-size="9.5pt" style:font-size-asian="9.5pt" style:font-size-complex="9.5pt"/>
    </style:style>
    <style:style style:name="P599" style:parent-style-name="Standard" style:family="paragraph">
      <style:paragraph-properties style:text-autospace="none"/>
      <style:text-properties style:font-name="Consolas" style:font-name-asian="Consolas" style:font-name-complex="Consolas" fo:font-size="9.5pt" style:font-size-asian="9.5pt" style:font-size-complex="9.5pt"/>
    </style:style>
    <style:style style:name="P600" style:parent-style-name="Standard" style:family="paragraph">
      <style:paragraph-properties style:text-autospace="none"/>
    </style:style>
    <style:style style:name="T601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602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603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604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605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606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607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608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609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610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611" style:parent-style-name="Standard" style:family="paragraph">
      <style:paragraph-properties style:text-autospace="none"/>
    </style:style>
    <style:style style:name="T612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613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614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615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616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617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618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619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620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621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622" style:parent-style-name="Standard" style:family="paragraph">
      <style:paragraph-properties style:text-autospace="none"/>
    </style:style>
    <style:style style:name="T623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624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625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626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627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628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629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630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631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632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T633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T634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635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636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637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638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639" style:parent-style-name="Standard" style:family="paragraph">
      <style:paragraph-properties style:text-autospace="none"/>
    </style:style>
    <style:style style:name="T640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641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642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643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644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645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646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647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648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649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T650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651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652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653" style:parent-style-name="DefaultParagraphFont" style:family="text">
      <style:text-properties style:font-name="Consolas" style:font-name-asian="Consolas" style:font-name-complex="Consolas" fo:color="#808080" fo:font-size="9.5pt" style:font-size-asian="9.5pt" style:font-size-complex="9.5pt"/>
    </style:style>
    <style:style style:name="T654" style:parent-style-name="DefaultParagraphFont" style:family="text">
      <style:text-properties style:font-name="Consolas" style:font-name-asian="Consolas" style:font-name-complex="Consolas" fo:color="#FF0000" fo:font-size="9.5pt" style:font-size-asian="9.5pt" style:font-size-complex="9.5pt"/>
    </style:style>
    <style:style style:name="P655" style:parent-style-name="Standard" style:family="paragraph">
      <style:paragraph-properties style:text-autospace="none"/>
    </style:style>
    <style:style style:name="P656" style:parent-style-name="Standard" style:family="paragraph">
      <style:paragraph-properties style:text-autospace="none"/>
    </style:style>
    <style:style style:name="T657" style:parent-style-name="DefaultParagraphFont" style:family="text">
      <style:text-properties style:font-name-asian="Consolas" style:font-name-complex="Consolas" fo:font-size="10pt" style:font-size-asian="10pt" style:font-size-complex="10pt"/>
    </style:style>
    <style:style style:name="P658" style:parent-style-name="Standard" style:family="paragraph">
      <style:paragraph-properties style:text-autospace="none"/>
    </style:style>
    <style:style style:name="P659" style:parent-style-name="Standard" style:family="paragraph">
      <style:paragraph-properties style:text-autospace="none"/>
    </style:style>
    <style:style style:name="P660" style:parent-style-name="Standard" style:family="paragraph">
      <style:paragraph-properties style:text-autospace="none"/>
    </style:style>
    <style:style style:name="P661" style:parent-style-name="Standard" style:family="paragraph">
      <style:paragraph-properties style:text-autospace="none"/>
      <style:text-properties fo:color="#000000"/>
    </style:style>
    <style:style style:name="P662" style:parent-style-name="Standard" style:family="paragraph">
      <style:paragraph-properties style:text-autospace="none"/>
      <style:text-properties fo:color="#000000"/>
    </style:style>
    <style:style style:name="P663" style:parent-style-name="Standard" style:family="paragraph">
      <style:paragraph-properties style:text-autospace="none"/>
      <style:text-properties fo:color="#000000"/>
    </style:style>
    <style:style style:name="P664" style:parent-style-name="Standard" style:family="paragraph">
      <style:paragraph-properties style:text-autospace="none"/>
    </style:style>
    <style:style style:name="P665" style:parent-style-name="Standard" style:family="paragraph">
      <style:paragraph-properties style:text-autospace="none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><text:span text:style-name="T2">Configuration for Tax Cloud Api Login ID</text:span><text:line-break/><text:line-break/><text:s text:c="3"/>* insert record for <text:s/>Api Login ID in ClientResourceDetails and Dependent table are</text:p>
      <text:p text:style-name="Standard"><text:s text:c="8"/>i) ResourceTypeHeaders</text:p>
      <text:p text:style-name="Standard"><text:s text:c="8"/>ii)ResourceTypeDetails</text:p>
      <text:p text:style-name="Standard"><text:s text:c="8"/>iii) ClientResourceHeaders<text:line-break/><text:s text:c="3"/>* run these command to insert record in preprod server</text:p>
      <text:p text:style-name="Standard"/>
      <text:p text:style-name="P3"><text:span text:style-name="T4">declare</text:span><text:span text:style-name="T5"><text:s/>@Reso</text:span><text:span text:style-name="T6">urceTypeHeadersid<text:s/></text:span><text:span text:style-name="T7">uniqueidentifier</text:span><text:span text:style-name="T8">,</text:span><text:span text:style-name="T9">@ResourceTypeDetailsid<text:s/></text:span><text:span text:style-name="T10">uniqueidentifier</text:span><text:span text:style-name="T11">,</text:span><text:span text:style-name="T12">@ClientResourceDetails<text:s/></text:span><text:span text:style-name="T13">uniqueidentifier</text:span><text:span text:style-name="T14">,</text:span><text:span text:style-name="T15">@ClientResourceHeaders<text:s/></text:span><text:span text:style-name="T16">uniqueidentifier</text:span><text:span text:style-name="T17">,</text:span><text:span text:style-name="T18">@CLientId5<text:s/></text:span><text:span text:style-name="T19">uniqueidentifier</text:span><text:span text:style-name="T20">;</text:span></text:p>
      <text:p text:style-name="P21"><text:span text:style-name="T22">select</text:span><text:span text:style-name="T23"><text:s/>@ResourceTypeDetailsid</text:span><text:span text:style-name="T24">=</text:span><text:span text:style-name="T25">NEWID</text:span><text:span text:style-name="T26">();</text:span></text:p>
      <text:p text:style-name="P27"><text:span text:style-name="T28">select</text:span><text:span text:style-name="T29"><text:s/>@ClientResourceHeaders</text:span><text:span text:style-name="T30">=</text:span><text:span text:style-name="T31">NEW</text:span><text:span text:style-name="T32">ID</text:span><text:span text:style-name="T33">();</text:span></text:p>
      <text:p text:style-name="P34"><text:span text:style-name="T35">select</text:span><text:span text:style-name="T36"><text:s/>@ClientResourceDetails</text:span><text:span text:style-name="T37">=</text:span><text:span text:style-name="T38">NEWID</text:span><text:span text:style-name="T39">();</text:span></text:p>
      <text:p text:style-name="P40"><text:span text:style-name="T41">select</text:span><text:span text:style-name="T42"><text:s/>@ResourceTypeHeadersid</text:span><text:span text:style-name="T43">=</text:span><text:span text:style-name="T44">ResourceTypeHeadersid<text:s/></text:span><text:span text:style-name="T45">from</text:span><text:span text:style-name="T46"><text:s/>ResourceTypeHeaders<text:s/></text:span><text:span text:style-name="T47">where</text:span><text:span text:style-name="T48"><text:s/>Name</text:span><text:span text:style-name="T49">=</text:span><text:span text:style-name="T50">'Tax Cloud Sales Tax'</text:span><text:span text:style-name="T51">;</text:span></text:p>
      <text:p text:style-name="P52"><text:span text:style-name="T53">print</text:span><text:span text:style-name="T54"><text:s/>@ResourceTypeHeadersid</text:span></text:p>
      <text:p text:style-name="P55"><text:span text:style-name="T56">select</text:span><text:span text:style-name="T57"><text:s/>@clientId5</text:span><text:span text:style-name="T58">=</text:span><text:span text:style-name="T59">ClientId<text:s/></text:span><text:span text:style-name="T60">from</text:span><text:span text:style-name="T61"><text:s/>Clients<text:s/></text:span><text:span text:style-name="T62">where</text:span><text:span text:style-name="T63"><text:s/>ClientName</text:span><text:span text:style-name="T64">=</text:span><text:span text:style-name="T65">'CG Facilities'</text:span><text:span text:style-name="T66">;</text:span></text:p>
      <text:p text:style-name="P67"><text:span text:style-name="T68">print</text:span><text:span text:style-name="T69"><text:s/>@clientId5</text:span></text:p>
      <text:p text:style-name="P70"><text:span text:style-name="T71">insert</text:span><text:span text:style-name="T72"><text:s/></text:span><text:span text:style-name="T73">into</text:span><text:span text:style-name="T74"><text:s/>ResourceTypeDetails<text:s/></text:span><text:span text:style-name="T75">values</text:span><text:span text:style-name="T76">(</text:span><text:span text:style-name="T77">@ResourceTypeDetailsid</text:span><text:span text:style-name="T78">,</text:span><text:span text:style-name="T79">@ResourceTypeHeadersid</text:span><text:span text:style-name="T80">,</text:span><text:span text:style-name="T81">'APILoginId'</text:span><text:span text:style-name="T82">,</text:span><text:span text:style-name="T83">'The APILogin Id can be different in each e</text:span><text:span text:style-name="T84">nvoirment'</text:span><text:span text:style-name="T85">,</text:span><text:span text:style-name="T86">'30'</text:span><text:span text:style-name="T87">,</text:span><text:span text:style-name="T88">'Y'</text:span><text:span text:style-name="T89">);</text:span></text:p>
      <text:p text:style-name="P90"><text:span text:style-name="T91">insert</text:span><text:span text:style-name="T92"><text:s/></text:span><text:span text:style-name="T93">into</text:span><text:span text:style-name="T94"><text:s/>ClientResourceHeaders<text:s/></text:span><text:span text:style-name="T95">values</text:span><text:span text:style-name="T96">(</text:span><text:span text:style-name="T97">@ClientResourceHeaders</text:span><text:span text:style-name="T98">,</text:span><text:span text:style-name="T99">@ResourceTypeHeadersid</text:span><text:span text:style-name="T100">,</text:span><text:span text:style-name="T101">@clientId5</text:span><text:span text:style-name="T102">,</text:span><text:span text:style-name="T103">'Y'</text:span><text:span text:style-name="T104">,</text:span><text:span text:style-name="T105">'Tax Cloud API Login Id'</text:span><text:span text:style-name="T106">);</text:span></text:p>
      <text:p text:style-name="P107"><text:span text:style-name="T108">insert</text:span><text:span text:style-name="T109"><text:s/></text:span><text:span text:style-name="T110">into</text:span><text:span text:style-name="T111"><text:s/>ClientResourceDetails<text:s/></text:span><text:span text:style-name="T112">values</text:span><text:span text:style-name="T113">(</text:span><text:span text:style-name="T114">@ClientResourceDetails</text:span><text:span text:style-name="T115">,</text:span><text:span text:style-name="T116">@ClientResourceHeaders</text:span><text:span text:style-name="T117">,</text:span><text:span text:style-name="T118">@ResourceTypeDetai</text:span><text:span text:style-name="T119">lsid</text:span><text:span text:style-name="T120">,</text:span><text:span text:style-name="T121">'3A1C4050'</text:span><text:span text:style-name="T122">,</text:span><text:span text:style-name="T123">'Y'</text:span><text:span text:style-name="T124">)</text:span></text:p>
      <text:p text:style-name="P125"/>
      <text:p text:style-name="P126"/>
      <text:p text:style-name="P127"><text:span text:style-name="T128">Above script will insert a record in ClientResourceDetails and dependent table</text:span></text:p>
      <text:p text:style-name="P129"/>
      <text:p text:style-name="P130"><text:span text:style-name="T131">Configuration for Tax Cloud Api key on preprod<text:s/></text:span><text:span text:style-name="T132"><text:line-break/></text:span><text:span text:style-name="T133"><text:line-break/></text:span><text:span text:style-name="T134">* Update record in ClientResourceDetails and set n</text:span><text:span text:style-name="T135">ew key for preprod server<text:s/></text:span><text:span text:style-name="T136">in table and its<text:s/></text:span><text:span text:style-name="T137">dependent table</text:span></text:p>
      <text:p text:style-name="P138"/>
      <text:p text:style-name="P139"><text:span text:style-name="T140">* run following Script to do that<text:s/></text:span><text:span text:style-name="T141"><text:line-break/></text:span><text:span text:style-name="T142"><text:line-break/></text:span></text:p>
      <text:p text:style-name="P143"><text:span text:style-name="T144">declare</text:span><text:span text:style-name="T145"><text:s/>@ResourceTypeHeadersid<text:s/></text:span><text:span text:style-name="T146">uniqueidentifier</text:span><text:span text:style-name="T147">,</text:span><text:span text:style-name="T148">@ResourceTypeDetailsid<text:s/></text:span><text:span text:style-name="T149">uniqueidentifier</text:span><text:span text:style-name="T150">,</text:span><text:span text:style-name="T151">@ClientResourceDetails<text:s/></text:span><text:span text:style-name="T152">uniqueidentifier</text:span><text:span text:style-name="T153">,</text:span><text:span text:style-name="T154">@ClientResourceHeaders<text:s/></text:span><text:span text:style-name="T155">uniqueidentifier</text:span><text:span text:style-name="T156">,</text:span><text:span text:style-name="T157">@CLientId5<text:s/></text:span><text:span text:style-name="T158">uniqueidentifier</text:span><text:span text:style-name="T159">;</text:span></text:p>
      <text:p text:style-name="P160"><text:span text:style-name="T161">sele</text:span><text:span text:style-name="T162">ct</text:span><text:span text:style-name="T163"><text:s/>@ResourceTypeHeadersid</text:span><text:span text:style-name="T164">=</text:span><text:span text:style-name="T165">ResourceTypeHeadersid<text:s/></text:span><text:span text:style-name="T166">from</text:span><text:span text:style-name="T167"><text:s/>ResourceTypeHeaders<text:s/></text:span><text:span text:style-name="T168">where</text:span><text:span text:style-name="T169"><text:s/>Name</text:span><text:span text:style-name="T170">=</text:span><text:span text:style-name="T171">'Tax Cloud Sales Tax'</text:span><text:span text:style-name="T172">;</text:span></text:p>
      <text:p text:style-name="P173"><text:span text:style-name="T174">select</text:span><text:span text:style-name="T175"><text:s/>@ResourceTypeDetailsid</text:span><text:span text:style-name="T176">=</text:span><text:span text:style-name="T177">ResourceTypeDetailsid<text:s/></text:span><text:span text:style-name="T178">from</text:span><text:span text:style-name="T179"><text:s/>ResourceTypeDetails<text:s/></text:span><text:span text:style-name="T180">where</text:span><text:span text:style-name="T181"><text:s/>ResourceTypeHeader</text:span><text:span text:style-name="T182">=</text:span><text:span text:style-name="T183">@ResourceTypeHeadersid<text:s/></text:span><text:span text:style-name="T184">and</text:span><text:span text:style-name="T185"><text:s/>Name</text:span><text:span text:style-name="T186">=</text:span><text:span text:style-name="T187">'APIKey'</text:span><text:span text:style-name="T188">;</text:span></text:p>
      <text:p text:style-name="P189"><text:span text:style-name="T190">select</text:span><text:span text:style-name="T191"><text:s/>@clientId5</text:span><text:span text:style-name="T192">=</text:span><text:span text:style-name="T193">ClientId<text:s/></text:span><text:span text:style-name="T194">from</text:span><text:span text:style-name="T195"><text:s/>Clients<text:s/></text:span><text:span text:style-name="T196">where</text:span><text:span text:style-name="T197"><text:s/>ClientName</text:span><text:span text:style-name="T198">=</text:span><text:span text:style-name="T199">'CG Facilities'</text:span><text:span text:style-name="T200">;</text:span></text:p>
      <text:p text:style-name="P201"><text:span text:style-name="T202">select</text:span><text:span text:style-name="T203"><text:s/>@ClientResourceHeaders</text:span><text:span text:style-name="T204">=</text:span><text:span text:style-name="T205">ClientResourceHeadersid<text:s/></text:span><text:span text:style-name="T206">from</text:span><text:span text:style-name="T207"><text:s/>ClientResourceHeaders<text:s/></text:span><text:span text:style-name="T208">where</text:span><text:span text:style-name="T209"><text:s/>Resourc</text:span><text:span text:style-name="T210">eTypeHeader</text:span><text:span text:style-name="T211">=</text:span><text:span text:style-name="T212">@ResourceTypeHeadersid<text:s/></text:span><text:span text:style-name="T213">and</text:span><text:span text:style-name="T214"><text:s/>Client</text:span><text:span text:style-name="T215">=</text:span><text:span text:style-name="T216">@clientId5<text:s/></text:span><text:span text:style-name="T217">and</text:span><text:span text:style-name="T218"><text:s/>Alias</text:span><text:span text:style-name="T219">=</text:span><text:span text:style-name="T220">'Service Invoice Sales Tax'</text:span><text:span text:style-name="T221">;</text:span></text:p>
      <text:p text:style-name="P222"><text:span text:style-name="T223">update</text:span><text:span text:style-name="T224"><text:s/>ClientResourceDetails<text:s/></text:span><text:span text:style-name="T225">set</text:span><text:span text:style-name="T226"><text:s/>value</text:span><text:span text:style-name="T227">=</text:span><text:span text:style-name="T228">'06549f8a-ebcd-4be1-9331-e5dc9c6b6866'</text:span><text:span text:style-name="T229"><text:s/></text:span><text:span text:style-name="T230">where</text:span><text:span text:style-name="T231"><text:s/>ClientResourceHeader</text:span><text:span text:style-name="T232">=</text:span><text:span text:style-name="T233">@ClientResourceHeaders<text:s/></text:span><text:span text:style-name="T234">and</text:span><text:span text:style-name="T235"><text:s/></text:span><text:a xlink:href="mailto:ResourceTypeDetail%3D@ResourceTypeDetailsid" office:target-frame-name="_top" xlink:show="replace">ResourceTypeDetail</text:a><text:a xlink:href="mailto:ResourceTypeDetail%3D@ResourceTypeDetailsid" office:target-frame-name="_top" xlink:show="replace"><text:span text:style-name="T236">=</text:span></text:a><text:a xlink:href="mailto:ResourceTypeDetail%3D@ResourceTypeDetailsid" office:target-frame-name="_top" xlink:show="replace"><text:span text:style-name="T237">@ResourceTypeDetailsid</text:span></text:a></text:p>
      <text:p text:style-name="P238"/>
      <text:p text:style-name="P239"/>
      <text:p text:style-name="P240"/>
      <text:p text:style-name="P241"/>
      <text:p text:style-name="P242"/>
      <text:p text:style-name="P243"><text:span text:style-name="T244">Check the configuration for the<text:s/></text:span><text:span text:style-name="T245">Invoice Number in the database, where and how we can make CGF:I:123 to CGF: P: 123</text:span></text:p>
      <text:p text:style-name="P246"/>
      <text:p text:style-name="P247"><text:span text:style-name="T248">Invoice numbers are genrated by stored procedure [prc_createNumber]</text:span></text:p>
      <text:p text:style-name="P249"/>
      <text:p text:style-name="P250"><text:span text:style-name="T251">takes argument like<text:s/></text:span><text:span text:style-name="T252"><text:line-break/></text:span><text:span text:style-name="T253"><text:line-break/></text:span><text:span text:style-name="T254">I- Invoice<text:s/></text:span><text:span text:style-name="T255"><text:line-break/></text:span><text:span text:style-name="T256">Q- Quote</text:span><text:span text:style-name="T257"><text:line-break/></text:span><text:span text:style-name="T258">R- SR</text:span><text:span text:style-name="T259"><text:line-break/></text:span><text:span text:style-name="T260">W-WO<text:s/></text:span><text:span text:style-name="T261"><text:line-break/></text:span><text:span text:style-name="T262"><text:line-break/></text:span><text:span text:style-name="T263">and concatenate these which client abbreviation</text:span><text:span text:style-name="T264"><text:s/>present in client table</text:span></text:p>
      <text:p text:style-name="P265"/>
      <text:p text:style-name="P266"><text:span text:style-name="T267"><draw:frame draw:z-index="251658240" draw:style-name="a0" draw:name="graphics1" text:anchor-type="paragraph" svg:x="0in" svg:y="0in" svg:width="6.9252in" svg:height="0.272in" style:rel-width="scale" style:rel-height="scale"><draw:image xlink:href="media/image1.png" xlink:type="simple" xlink:show="embed" xlink:actuate="onLoad"/><svg:title/><svg:desc/></draw:frame></text:span></text:p>
      <text:p text:style-name="P268"><text:span text:style-name="T269">and append last seqNumber +1 and gives result</text:span></text:p>
      <text:p text:style-name="P270"/>
      <text:p text:style-name="P271"/>
      <text:list text:style-name="LFO1" text:continue-numbering="true">
        <text:list-item>
          <text:p text:style-name="P272"><text:span text:style-name="T273">to change<text:s/></text:span><text:span text:style-name="T274">CGF:I:123 to CGF: P: 123 we need to send 'P' instead of <text:s/>'I' for invoice</text:span></text:p>
        </text:list-item>
      </text:list>
      <text:p text:style-name="P275"/>
      <text:p text:style-name="P276"/>
      <text:p text:style-name="P277"/>
      <text:p text:style-name="P278"><text:span text:style-name="T279">Configuration of email address of the client; how and where we need to change: Analysis only</text:span></text:p>
      <text:p text:style-name="P280"/>
      <text:p text:style-name="P281"><text:span text:style-name="T282">Update Client email in ClientResourceDetails table where</text:span></text:p>
      <text:p text:style-name="P283"/>
      <text:p text:style-name="P284"><text:span text:style-name="T285">update</text:span><text:span text:style-name="T286"><text:s/>ClientResourceDetails<text:s/></text:span><text:span text:style-name="T287">set</text:span><text:span text:style-name="T288"><text:s/>value</text:span><text:span text:style-name="T289">=</text:span><text:span text:style-name="T290">''</text:span><text:span text:style-name="T291"><text:s/></text:span><text:span text:style-name="T292">where</text:span><text:span text:style-name="T293"><text:s/>ClientResourceDetailsId</text:span><text:span text:style-name="T294">=</text:span><text:span text:style-name="T295">'B4097EB5-0383-43DF-8710-9E1427C82B76'</text:span></text:p>
      <text:p text:style-name="P296"/>
      <text:p text:style-name="P297"><text:span text:style-name="T298">email configuration</text:span></text:p>
      <text:p text:style-name="P299"/>
      <text:p text:style-name="P300"><text:span text:style-name="T301">select</text:span><text:span text:style-name="T302"><text:s/></text:span><text:span text:style-name="T303">*</text:span><text:span text:style-name="T304"><text:s/></text:span><text:span text:style-name="T305">from</text:span><text:span text:style-name="T306"><text:s/>ResourceTypeHeaders<text:s/></text:span><text:span text:style-name="T307">where</text:span><text:span text:style-name="T308"><text:s/>Name</text:span><text:span text:style-name="T309">=</text:span><text:span text:style-name="T310">'Email Configuration'</text:span></text:p>
      <text:p text:style-name="P311"><text:span text:style-name="T312">select</text:span><text:span text:style-name="T313"><text:s/></text:span><text:span text:style-name="T314">*</text:span><text:span text:style-name="T315"><text:s/></text:span><text:span text:style-name="T316">from</text:span><text:span text:style-name="T317"><text:s/>ResourceTypeDetails<text:s/></text:span><text:span text:style-name="T318">where</text:span><text:span text:style-name="T319"><text:s text:c="2"/>ResourceTypeHeader</text:span><text:span text:style-name="T320">=</text:span><text:span text:style-name="T321">'878FE74D-2253-4CFB-82CF-E8DAAC505EE</text:span><text:span text:style-name="T322">B'</text:span></text:p>
      <text:p text:style-name="P323"><text:span text:style-name="T324">select</text:span><text:span text:style-name="T325"><text:s/></text:span><text:span text:style-name="T326">*</text:span><text:span text:style-name="T327"><text:s/></text:span><text:span text:style-name="T328">from</text:span><text:span text:style-name="T329"><text:s/>ClientResourceHeaders<text:s/></text:span><text:span text:style-name="T330">where</text:span><text:span text:style-name="T331"><text:s/>ResourceTypeHeader</text:span><text:span text:style-name="T332">=</text:span><text:span text:style-name="T333">'878FE74D-2253-4CFB-82CF-E8DAAC505EEB'</text:span><text:span text:style-name="T334"><text:s text:c="2"/></text:span><text:span text:style-name="T335">and</text:span><text:span text:style-name="T336"><text:s/>Client</text:span><text:span text:style-name="T337">=</text:span><text:span text:style-name="T338">'964388A6-01ED-42F5-A667-5B8E97224390'</text:span></text:p>
      <text:p text:style-name="P339"><text:span text:style-name="T340">select</text:span><text:span text:style-name="T341"><text:s/></text:span><text:span text:style-name="T342">*</text:span><text:span text:style-name="T343"><text:s/></text:span><text:span text:style-name="T344">from</text:span><text:span text:style-name="T345"><text:s/>ClientResourceDetails<text:s/></text:span><text:span text:style-name="T346">where</text:span><text:span text:style-name="T347"><text:s/>ClientResourceHeader</text:span><text:span text:style-name="T348">=</text:span><text:span text:style-name="T349">'6E0422D8-8B19-4578-9451-18746E392F12'</text:span></text:p>
      <text:p text:style-name="P350"/>
      <text:p text:style-name="P351"><text:span text:style-name="T352"><text:line-break/></text:span></text:p>
      <text:p text:style-name="P353"/>
      <text:p text:style-name="P354"/>
      <text:p text:style-name="P355"><text:span text:style-name="T356">oth</text:span><text:span text:style-name="T357">er Configuration<text:s/></text:span><text:span text:style-name="T358"><text:line-break/></text:span></text:p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>--- Configuration of lookup call</text:p>
      <text:p text:style-name="P368"><text:span text:style-name="T369">select</text:span><text:span text:style-name="T370"><text:s/></text:span><text:span text:style-name="T371">*</text:span><text:span text:style-name="T372"><text:s/></text:span><text:span text:style-name="T373">from</text:span><text:span text:style-name="T374"><text:s/>ResourceTypeHeaders<text:s/></text:span><text:span text:style-name="T375">where</text:span><text:span text:style-name="T376"><text:s/>Name</text:span><text:span text:style-name="T377">=</text:span><text:span text:style-name="T378">'Tax Cloud Sales Tax'</text:span></text:p>
      <text:p text:style-name="P379"><text:span text:style-name="T380">select</text:span><text:span text:style-name="T381"><text:s/></text:span><text:span text:style-name="T382">*</text:span><text:span text:style-name="T383"><text:s/></text:span><text:span text:style-name="T384">from</text:span><text:span text:style-name="T385"><text:s/>ResourceTypeDetails<text:s/></text:span><text:span text:style-name="T386">where</text:span><text:span text:style-name="T387"><text:s/>ResourceTypeHeader</text:span><text:span text:style-name="T388">=</text:span><text:span text:style-name="T389">'938337FF-2E8C-4282-A5CB-9E2A98645B29'</text:span></text:p>
      <text:p text:style-name="P390"><text:span text:style-name="T391">select</text:span><text:span text:style-name="T392"><text:s/></text:span><text:span text:style-name="T393">*</text:span><text:span text:style-name="T394"><text:s/></text:span><text:span text:style-name="T395">from</text:span><text:span text:style-name="T396"><text:s/>ClientResourceDetails<text:s/></text:span><text:span text:style-name="T397">where</text:span><text:span text:style-name="T398"><text:s/>ResourceTypeDetail</text:span><text:span text:style-name="T399">=</text:span><text:span text:style-name="T400">'9D7FFB50-C62C-47AB-9D57-935825D18950'</text:span><text:span text:style-name="T401"><text:s/></text:span><text:span text:style-name="T402">and</text:span><text:span text:style-name="T403"><text:s/>ClientResourceHeader</text:span><text:span text:style-name="T404">=</text:span><text:span text:style-name="T405">'5EAEBD8E-C904-49D0-84FC-4D340EBA7D76'</text:span></text:p>
      <text:p text:style-name="P406"><text:span text:style-name="T407">select</text:span><text:span text:style-name="T408"><text:s/></text:span><text:span text:style-name="T409">*</text:span><text:span text:style-name="T410"><text:s/></text:span><text:span text:style-name="T411">from</text:span><text:span text:style-name="T412"><text:s/>ClientResourceHeaders<text:s/></text:span><text:span text:style-name="T413">where</text:span><text:span text:style-name="T414"><text:s/>ResourceTypeHeader</text:span><text:span text:style-name="T415">=</text:span><text:span text:style-name="T416">'938337FF-2E8C-4282-A5CB-9E2A98645B29</text:span><text:span text:style-name="T417">'</text:span></text:p>
      <text:p text:style-name="P418"/>
      <text:p text:style-name="P419"/>
      <text:p text:style-name="P420">----- Configuration of return api <text:s/>call</text:p>
      <text:p text:style-name="P421"/>
      <text:p text:style-name="P422"><text:span text:style-name="T423">select</text:span><text:span text:style-name="T424"><text:s/></text:span><text:span text:style-name="T425">*</text:span><text:span text:style-name="T426"><text:s/></text:span><text:span text:style-name="T427">from</text:span><text:span text:style-name="T428"><text:s/>ResourceTypeHeaders<text:s/></text:span><text:span text:style-name="T429">where</text:span><text:span text:style-name="T430"><text:s/>Name</text:span><text:span text:style-name="T431">=</text:span><text:span text:style-name="T432">'Tax Cloud Sales Tax'</text:span></text:p>
      <text:p text:style-name="P433"><text:span text:style-name="T434">select</text:span><text:span text:style-name="T435"><text:s/></text:span><text:span text:style-name="T436">*</text:span><text:span text:style-name="T437"><text:s/></text:span><text:span text:style-name="T438">from</text:span><text:span text:style-name="T439"><text:s/>ResourceTypeDetails<text:s/></text:span><text:span text:style-name="T440">where</text:span><text:span text:style-name="T441"><text:s/>Name</text:span><text:span text:style-name="T442">=</text:span><text:span text:style-name="T443">'URL'</text:span><text:span text:style-name="T444"><text:s/></text:span><text:span text:style-name="T445">and</text:span><text:span text:style-name="T446"><text:s/>ResourceTypeHeader</text:span><text:span text:style-name="T447">=</text:span><text:span text:style-name="T448">'938337FF-2E8C-4282-A5CB-9E2A98645B29'</text:span></text:p>
      <text:p text:style-name="P449"><text:span text:style-name="T450">select</text:span><text:span text:style-name="T451"><text:s/></text:span><text:span text:style-name="T452">*</text:span><text:span text:style-name="T453"><text:s/></text:span><text:span text:style-name="T454">from</text:span><text:span text:style-name="T455"><text:s/>ClientResourceDetails<text:s/></text:span><text:span text:style-name="T456">where</text:span><text:span text:style-name="T457"><text:s/>ClientResourceHeader</text:span><text:span text:style-name="T458">=</text:span><text:span text:style-name="T459">'8D397BAA-271E-4DFD</text:span><text:span text:style-name="T460">-929C-7954EAAFC8F9'</text:span><text:span text:style-name="T461"><text:s/></text:span><text:span text:style-name="T462">and</text:span><text:span text:style-name="T463"><text:s/>ResourceTypeDetail</text:span><text:span text:style-name="T464">=</text:span><text:span text:style-name="T465">'9D7FFB50-C62C-47AB-9D57-935825D18950'</text:span></text:p>
      <text:p text:style-name="P466"><text:span text:style-name="T467">select</text:span><text:span text:style-name="T468"><text:s/></text:span><text:span text:style-name="T469">*</text:span><text:span text:style-name="T470"><text:s/></text:span><text:span text:style-name="T471">from</text:span><text:span text:style-name="T472"><text:s/>ClientResourceHeaders<text:s/></text:span><text:span text:style-name="T473">where</text:span><text:span text:style-name="T474"><text:s/>ResourceTypeHeader</text:span><text:span text:style-name="T475">=</text:span><text:span text:style-name="T476">'938337FF-2E8C-4282-A5CB-9E2A98645B29'</text:span><text:span text:style-name="T477"><text:s/></text:span><text:span text:style-name="T478">and</text:span><text:span text:style-name="T479"><text:s/>Alias</text:span><text:span text:style-name="T480">=</text:span><text:span text:style-name="T481">'Tax Cloud Return API URL'</text:span><text:span text:style-name="T482"><text:s/></text:span><text:span text:style-name="T483">and</text:span><text:span text:style-name="T484"><text:s/>Client</text:span><text:span text:style-name="T485">=</text:span><text:span text:style-name="T486">'964388A6-01ED-42F5-A667-5</text:span><text:span text:style-name="T487">B8E97224390'</text:span></text:p>
      <text:p text:style-name="P488"/>
      <text:p text:style-name="P489"/>
      <text:p text:style-name="P490">-- Email configuration</text:p>
      <text:p text:style-name="P491"/>
      <text:p text:style-name="P492"><text:span text:style-name="T493">select</text:span><text:span text:style-name="T494"><text:s/></text:span><text:span text:style-name="T495">*</text:span><text:span text:style-name="T496"><text:s/></text:span><text:span text:style-name="T497">from</text:span><text:span text:style-name="T498"><text:s/>ResourceTypeHeaders<text:s/></text:span><text:span text:style-name="T499">where</text:span><text:span text:style-name="T500"><text:s/>Name</text:span><text:span text:style-name="T501">=</text:span><text:span text:style-name="T502">'Email Configuration'</text:span></text:p>
      <text:p text:style-name="P503"><text:span text:style-name="T504">select</text:span><text:span text:style-name="T505"><text:s/></text:span><text:span text:style-name="T506">*</text:span><text:span text:style-name="T507"><text:s/></text:span><text:span text:style-name="T508">from</text:span><text:span text:style-name="T509"><text:s/>ResourceTypeDetails<text:s/></text:span><text:span text:style-name="T510">where</text:span><text:span text:style-name="T511"><text:s text:c="2"/>ResourceTypeHeader</text:span><text:span text:style-name="T512">=</text:span><text:span text:style-name="T513">'878FE74D-2253-4CFB-82CF-E8DAAC505EEB'</text:span></text:p>
      <text:p text:style-name="P514"><text:span text:style-name="T515">select</text:span><text:span text:style-name="T516"><text:s/></text:span><text:span text:style-name="T517">*</text:span><text:span text:style-name="T518"><text:s/></text:span><text:span text:style-name="T519">from</text:span><text:span text:style-name="T520"><text:s/>ClientResourceHeaders<text:s/></text:span><text:span text:style-name="T521">where</text:span><text:span text:style-name="T522"><text:s/>ResourceTypeHeader</text:span><text:span text:style-name="T523">=</text:span><text:span text:style-name="T524">'878FE74D-2253-4CFB-82CF-E8DAAC505E</text:span><text:span text:style-name="T525">EB'</text:span><text:span text:style-name="T526"><text:s text:c="2"/></text:span><text:span text:style-name="T527">and</text:span><text:span text:style-name="T528"><text:s/>Client</text:span><text:span text:style-name="T529">=</text:span><text:span text:style-name="T530">'964388A6-01ED-42F5-A667-5B8E97224390'</text:span></text:p>
      <text:p text:style-name="P531"><text:span text:style-name="T532">select</text:span><text:span text:style-name="T533"><text:s/></text:span><text:span text:style-name="T534">*</text:span><text:span text:style-name="T535"><text:s/></text:span><text:span text:style-name="T536">from</text:span><text:span text:style-name="T537"><text:s/>ClientResourceDetails<text:s/></text:span><text:span text:style-name="T538">where</text:span><text:span text:style-name="T539"><text:s/>ClientResourceHeader</text:span><text:span text:style-name="T540">=</text:span><text:span text:style-name="T541">'6E0422D8-8B19-4578-9451-18746E392F12'</text:span></text:p>
      <text:p text:style-name="P542"/>
      <text:p text:style-name="P543"/>
      <text:p text:style-name="P544">------ Api login Id configuration</text:p>
      <text:p text:style-name="P545"/>
      <text:p text:style-name="P546"><text:span text:style-name="T547">select</text:span><text:span text:style-name="T548"><text:s/></text:span><text:span text:style-name="T549">*</text:span><text:span text:style-name="T550"><text:s/></text:span><text:span text:style-name="T551">from</text:span><text:span text:style-name="T552"><text:s/>ResourceTypeHeaders<text:s/></text:span><text:span text:style-name="T553">where</text:span><text:span text:style-name="T554"><text:s/>Name</text:span><text:span text:style-name="T555">=</text:span><text:span text:style-name="T556">'Tax Cloud Sales Tax'</text:span></text:p>
      <text:p text:style-name="P557"><text:span text:style-name="T558">select</text:span><text:span text:style-name="T559"><text:s/></text:span><text:span text:style-name="T560">*</text:span><text:span text:style-name="T561"><text:s/></text:span><text:span text:style-name="T562">from</text:span><text:span text:style-name="T563"><text:s/>ResourceTypeDetails<text:s/></text:span><text:span text:style-name="T564">where</text:span><text:span text:style-name="T565"><text:s text:c="2"/>ResourceTypeHeader</text:span><text:span text:style-name="T566">=</text:span><text:span text:style-name="T567">'938337FF-2E8C-4282-A5CB-9E2A98645B29'</text:span></text:p>
      <text:p text:style-name="P568"><text:span text:style-name="T569">select</text:span><text:span text:style-name="T570"><text:s/></text:span><text:span text:style-name="T571">*</text:span><text:span text:style-name="T572"><text:s/></text:span><text:span text:style-name="T573">from</text:span><text:span text:style-name="T574"><text:s/>ClientResourceHeaders<text:s/></text:span><text:span text:style-name="T575">where</text:span><text:span text:style-name="T576"><text:s/>Resource</text:span><text:span text:style-name="T577">TypeHeader</text:span><text:span text:style-name="T578">=</text:span><text:span text:style-name="T579">'938337FF-2E8C-4282-A5CB-9E2A98645B29'</text:span><text:span text:style-name="T580"><text:s text:c="2"/></text:span><text:span text:style-name="T581">and</text:span><text:span text:style-name="T582"><text:s/>Client</text:span><text:span text:style-name="T583">=</text:span><text:span text:style-name="T584">'964388A6-01ED-42F5-A667-5B8E97224390'</text:span></text:p>
      <text:p text:style-name="P585"><text:span text:style-name="T586">select</text:span><text:span text:style-name="T587"><text:s/></text:span><text:span text:style-name="T588">*</text:span><text:span text:style-name="T589"><text:s/></text:span><text:span text:style-name="T590">from</text:span><text:span text:style-name="T591"><text:s/>ClientResourceDetails<text:s/></text:span><text:span text:style-name="T592">where</text:span><text:span text:style-name="T593"><text:s/>ClientResourceHeader</text:span><text:span text:style-name="T594">=</text:span><text:span text:style-name="T595">'C6699D68-30CC-4416-AB49-0462057C0D6B'</text:span></text:p>
      <text:p text:style-name="P596"/>
      <text:p text:style-name="P597"/>
      <text:p text:style-name="P598">------ Api login Id configuration</text:p>
      <text:p text:style-name="P599"/>
      <text:p text:style-name="P600"><text:span text:style-name="T601">select</text:span><text:span text:style-name="T602"><text:s/></text:span><text:span text:style-name="T603">*</text:span><text:span text:style-name="T604"><text:s/></text:span><text:span text:style-name="T605">from</text:span><text:span text:style-name="T606"><text:s/>ResourceTypeHeaders<text:s/></text:span><text:span text:style-name="T607">where</text:span><text:span text:style-name="T608"><text:s/>Name</text:span><text:span text:style-name="T609">=</text:span><text:span text:style-name="T610">'Tax Cloud Sales Tax'</text:span></text:p>
      <text:p text:style-name="P611"><text:span text:style-name="T612">select</text:span><text:span text:style-name="T613"><text:s/></text:span><text:span text:style-name="T614">*</text:span><text:span text:style-name="T615"><text:s/></text:span><text:span text:style-name="T616">from</text:span><text:span text:style-name="T617"><text:s/>ResourceTypeDetails<text:s/></text:span><text:span text:style-name="T618">where</text:span><text:span text:style-name="T619"><text:s text:c="2"/>ResourceTypeHeader</text:span><text:span text:style-name="T620">=</text:span><text:span text:style-name="T621">'938337FF-2E8C-4282-A5CB-9E2A98645B29'</text:span></text:p>
      <text:p text:style-name="P622"><text:span text:style-name="T623">select</text:span><text:span text:style-name="T624"><text:s/></text:span><text:span text:style-name="T625">*</text:span><text:span text:style-name="T626"><text:s/></text:span><text:span text:style-name="T627">from</text:span><text:span text:style-name="T628"><text:s/>ClientResourceHeaders<text:s/></text:span><text:span text:style-name="T629">where</text:span><text:span text:style-name="T630"><text:s/>ResourceTypeHeader</text:span><text:span text:style-name="T631">=</text:span><text:span text:style-name="T632">'938337FF-2E8C-4282-A5CB-9E2A98645B</text:span><text:span text:style-name="T633">29'</text:span><text:span text:style-name="T634"><text:s text:c="2"/></text:span><text:span text:style-name="T635">and</text:span><text:span text:style-name="T636"><text:s/>Client</text:span><text:span text:style-name="T637">=</text:span><text:span text:style-name="T638">'964388A6-01ED-42F5-A667-5B8E97224390'</text:span></text:p>
      <text:p text:style-name="P639"><text:span text:style-name="T640">select</text:span><text:span text:style-name="T641"><text:s/></text:span><text:span text:style-name="T642">*</text:span><text:span text:style-name="T643"><text:s/></text:span><text:span text:style-name="T644">from</text:span><text:span text:style-name="T645"><text:s/>ClientResourceDetails<text:s/></text:span><text:span text:style-name="T646">where</text:span><text:span text:style-name="T647"><text:s/>ClientResourceHeader</text:span><text:span text:style-name="T648">=</text:span><text:span text:style-name="T649">'5EAEBD8E-C904-49D0-84FC-4D340EBA7D76'</text:span><text:span text:style-name="T650"><text:s/></text:span><text:span text:style-name="T651">and</text:span><text:span text:style-name="T652"><text:s/>ResourceTypeDetail</text:span><text:span text:style-name="T653">=</text:span><text:span text:style-name="T654">'9C5340A1-8713-44DE-83D3-084F68EB623A'</text:span></text:p>
      <text:p text:style-name="P655"/>
      <text:p text:style-name="P656"><text:span text:style-name="T657"><text:line-break/></text:span></text:p>
      <text:p text:style-name="P658"/>
      <text:p text:style-name="P659"/>
      <text:p text:style-name="P660"/>
      <text:p text:style-name="P661"/>
      <text:p text:style-name="P662"/>
      <text:p text:style-name="P663"/>
      <text:p text:style-name="P664"/>
      <text:p text:style-name="P665"/>
      <text:p text:style-name="Standard"><text:line-break/><text:s text:c="4"/><text:line-break/><text:s text:c="7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tin Rohilla</dc:creator>
    <meta:creation-date>2019-06-20T16:30:00Z</meta:creation-date>
    <dc:date>2019-06-20T13:22:00Z</dc:date>
    <meta:template xlink:href="Normal" xlink:type="simple"/>
    <meta:editing-cycles>4</meta:editing-cycles>
    <meta:editing-duration>PT6420S</meta:editing-duration>
    <meta:document-statistic meta:page-count="1" meta:paragraph-count="12" meta:word-count="939" meta:character-count="6282" meta:row-count="44" meta:non-whitespace-character-count="5355"/>
  </office:meta>
</office:document-meta>
</file>